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 style:master-page-name="Standard">
      <style:paragraph-properties fo:line-height="115%" style:page-number="auto"/>
    </style:style>
    <style:style style:name="P3" style:family="paragraph" style:parent-style-name="Standard" style:list-style-name="WW8Num1">
      <style:paragraph-properties fo:line-height="115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otr Tutak</text:p>
      <text:p text:style-name="P1"/>
      <text:p text:style-name="P1">Gra Warcaby:</text:p>
      <text:p text:style-name="P1"/>
      <text:p text:style-name="P1">Wzorzec projektowy MVC (Model View Controller)</text:p>
      <text:p text:style-name="P1"/>
      <text:p text:style-name="P1">Projekt mający na celu stworzenie gry w Warcaby poprzez komunikację sieciową wykorzystując model komunikacji klient – serwer. Plansza obsługuje ruchy pionków i komunikację z graczami. Plansza umieszczona w osobnym niezależnym wątku. Gracz komunikuje się poprzez GUI, może połączyć się z serwerem Planszy, by zacząć rozgrywkę potrzebnych jest dwóch graczy. Gracze wykonują ruchy na przemian.</text:p>
      <text:p text:style-name="P1"/>
      <text:p text:style-name="P1">Harmonogram:</text:p>
      <text:list xml:id="list2213876039024468093" text:style-name="WW8Num1">
        <text:list-item>
          <text:p text:style-name="P3">Plansza – Serwer</text:p>
          <text:list>
            <text:list-item>
              <text:p text:style-name="P3">Oczekiwanie na graczy</text:p>
            </text:list-item>
            <text:list-item>
              <text:p text:style-name="P3">Zbiór pionków</text:p>
            </text:list-item>
            <text:list-item>
              <text:p text:style-name="P3">Początkowy stan gry</text:p>
            </text:list-item>
            <text:list-item>
              <text:p text:style-name="P3">Dopuszczalny ruch pionków</text:p>
            </text:list-item>
            <text:list-item>
              <text:p text:style-name="P3">Komunikacja z Kontrolerem – Gracz:</text:p>
              <text:list>
                <text:list-item>
                  <text:p text:style-name="P3">Oznaczanie aktywnego gracza – dopuszczanie do ruchu</text:p>
                </text:list-item>
                <text:list-item>
                  <text:p text:style-name="P3">Oczekiwanie na ruch</text:p>
                </text:list-item>
              </text:list>
            </text:list-item>
            <text:list-item>
              <text:p text:style-name="P3">Komunikacja z GUI</text:p>
              <text:list>
                <text:list-item>
                  <text:p text:style-name="P3">Przekazywanie aktualnego stanu planszy</text:p>
                </text:list-item>
              </text:list>
            </text:list-item>
            <text:list-item>
              <text:p text:style-name="P3">Przerwanie gry</text:p>
            </text:list-item>
          </text:list>
        </text:list-item>
        <text:list-item>
          <text:p text:style-name="P3">Gracz – Klient</text:p>
          <text:list>
            <text:list-item>
              <text:p text:style-name="P3">Komunikacja z Planszą</text:p>
              <text:list>
                <text:list-item>
                  <text:p text:style-name="P3">Ruch pionka</text:p>
                </text:list-item>
              </text:list>
            </text:list-item>
          </text:list>
        </text:list-item>
        <text:list-item>
          <text:p text:style-name="P3">Gracz – GUI – Klient</text:p>
          <text:list>
            <text:list-item>
              <text:p text:style-name="P3">Komunikacja z Planszą</text:p>
              <text:list>
                <text:list-item>
                  <text:p text:style-name="P3">Odbiór aktualnego stanu planszy</text:p>
                </text:list-item>
              </text:list>
            </text:list-item>
            <text:list-item>
              <text:p text:style-name="P3">Komunikacja z Bazą Danych</text:p>
            </text:list-item>
            <text:list-item>
              <text:p text:style-name="P3">GUI</text:p>
              <text:list>
                <text:list-item>
                  <text:p text:style-name="P3">Wygląd Planszy</text:p>
                </text:list-item>
                <text:list-item>
                  <text:p text:style-name="P3">Wygląd Pionków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size="12pt" fo:language="pl" fo:country="PL" style:letter-kerning="true" style:font-name-asian="SimSun1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2T15:34:30.763000000</meta:creation-date>
    <dc:date>2017-05-24T09:09:02.52</dc:date>
    <meta:editing-cycles>48</meta:editing-cycles>
    <meta:editing-duration>P1DT4H28M57S</meta:editing-duration>
    <meta:generator>OpenOffice/4.1.3$Win32 OpenOffice.org_project/413m1$Build-9783</meta:generator>
    <dc:creator>Piotr Tutak</dc:creator>
    <meta:document-statistic meta:table-count="0" meta:image-count="0" meta:object-count="0" meta:page-count="1" meta:paragraph-count="26" meta:word-count="153" meta:character-count="997"/>
  </office:meta>
</office:document-meta>
</file>